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officeooo:rsid="01398105" officeooo:paragraph-rsid="01469fe2" style:font-size-asian="10.5pt" style:font-size-complex="12pt"/>
    </style:style>
    <style:style style:name="P2" style:family="paragraph" style:parent-style-name="Text_20_body">
      <style:text-properties style:font-name="Liberation Serif" fo:font-size="12pt" officeooo:rsid="013e37c2" officeooo:paragraph-rsid="0148bda7" style:font-size-asian="10.5pt" style:font-size-complex="12pt"/>
    </style:style>
    <style:style style:name="P3" style:family="paragraph" style:parent-style-name="Text_20_body">
      <style:text-properties style:font-name="Liberation Serif" fo:font-size="12pt" officeooo:rsid="01484073" officeooo:paragraph-rsid="01484073" style:font-size-asian="10.5pt" style:font-size-complex="12pt"/>
    </style:style>
    <style:style style:name="P4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148bda7" officeooo:paragraph-rsid="0148bda7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150d16e" officeooo:paragraph-rsid="0158a528" style:font-size-asian="12pt" style:font-size-complex="12pt"/>
    </style:style>
    <style:style style:name="P7" style:family="paragraph" style:parent-style-name="Text_20_body">
      <style:text-properties fo:font-size="12pt" officeooo:rsid="01398105" officeooo:paragraph-rsid="014afa5e" style:font-size-asian="12pt" style:font-size-complex="12pt"/>
    </style:style>
    <style:style style:name="P8" style:family="paragraph" style:parent-style-name="Text_20_body">
      <style:text-properties fo:font-size="12pt" officeooo:rsid="01398105" officeooo:paragraph-rsid="01521491" style:font-size-asian="12pt" style:font-size-complex="12pt"/>
    </style:style>
    <style:style style:name="P9" style:family="paragraph" style:parent-style-name="Text_20_body">
      <style:text-properties fo:font-size="12pt" officeooo:rsid="01398105" officeooo:paragraph-rsid="015cbc54" style:font-size-asian="12pt" style:font-size-complex="12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font-name="Liberation Serif" fo:font-size="14pt" style:font-size-asian="14pt" style:font-size-complex="14pt"/>
    </style:style>
    <style:style style:name="P12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13" style:family="paragraph" style:parent-style-name="Table_20_Contents">
      <style:text-properties style:font-name="Liberation Mono" fo:font-size="10pt" officeooo:rsid="0144b7fd" officeooo:paragraph-rsid="014afa5e" style:font-size-asian="10pt" style:font-size-complex="10pt"/>
    </style:style>
    <style:style style:name="P14" style:family="paragraph" style:parent-style-name="Text_20_body">
      <style:text-properties officeooo:paragraph-rsid="0144b7fd"/>
    </style:style>
    <style:style style:name="P15" style:family="paragraph" style:parent-style-name="Text_20_body">
      <style:text-properties officeooo:rsid="01623efe" officeooo:paragraph-rsid="01623efe"/>
    </style:style>
    <style:style style:name="P16" style:family="paragraph" style:parent-style-name="Text_20_body">
      <style:text-properties fo:font-size="12pt" officeooo:rsid="01398105" officeooo:paragraph-rsid="01630eab" style:font-size-asian="12pt" style:font-size-complex="12pt"/>
    </style:style>
    <style:style style:name="P17" style:family="paragraph" style:parent-style-name="Text_20_body">
      <style:text-properties fo:font-size="12pt" officeooo:rsid="0164a96b" officeooo:paragraph-rsid="0164a96b" style:font-size-asian="12pt" style:font-size-complex="12pt"/>
    </style:style>
    <style:style style:name="P18" style:family="paragraph" style:parent-style-name="Text_20_body">
      <style:text-properties officeooo:rsid="01630eab" officeooo:paragraph-rsid="01630eab"/>
    </style:style>
    <style:style style:name="P19" style:family="paragraph" style:parent-style-name="Text_20_body">
      <style:text-properties style:font-name="Liberation Serif" fo:font-size="12pt" officeooo:rsid="0144b7fd" officeooo:paragraph-rsid="01630eab" style:font-size-asian="10.5pt" style:font-size-complex="12pt"/>
    </style:style>
    <style:style style:name="P20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21" style:family="paragraph" style:parent-style-name="Text_20_body">
      <style:text-properties style:font-name="Liberation Serif" fo:font-size="12pt" officeooo:rsid="01484073" officeooo:paragraph-rsid="0165f3ee" style:font-size-asian="10.5pt" style:font-size-complex="12pt"/>
    </style:style>
    <style:style style:name="P22" style:family="paragraph" style:parent-style-name="Text_20_body">
      <style:text-properties officeooo:rsid="0164a96b" officeooo:paragraph-rsid="0164a96b"/>
    </style:style>
    <style:style style:name="P23" style:family="paragraph" style:parent-style-name="Text_20_body">
      <style:text-properties officeooo:rsid="015cbc54" officeooo:paragraph-rsid="015cbc54"/>
    </style:style>
    <style:style style:name="P24" style:family="paragraph" style:parent-style-name="Table_20_Contents">
      <style:text-properties style:font-name="Liberation Mono" fo:font-size="10pt" officeooo:rsid="0144b7fd" officeooo:paragraph-rsid="01630eab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144b7fd" officeooo:paragraph-rsid="0164a96b" style:font-size-asian="10pt" style:font-size-complex="10pt"/>
    </style:style>
    <style:style style:name="P26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27" style:family="paragraph" style:parent-style-name="Heading_20_3">
      <style:text-properties style:font-name="Liberation Serif" officeooo:rsid="0148bda7" officeooo:paragraph-rsid="0148bda7" style:font-size-asian="10.5pt"/>
    </style:style>
    <style:style style:name="P28" style:family="paragraph" style:parent-style-name="Heading_20_2">
      <style:text-properties style:font-name="Liberation Serif" fo:font-size="14pt" officeooo:rsid="015de850" officeooo:paragraph-rsid="015de850" style:font-size-asian="14pt" style:font-size-complex="14pt"/>
    </style:style>
    <style:style style:name="P29" style:family="paragraph" style:parent-style-name="Heading_20_2">
      <style:text-properties style:font-name="Liberation Serif" fo:font-size="14pt" officeooo:rsid="0164a96b" officeooo:paragraph-rsid="0164a96b" style:font-size-asian="14pt" style:font-size-complex="14pt"/>
    </style:style>
    <style:style style:name="T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style:font-size-asian="10.5pt" style:font-size-complex="12pt"/>
    </style:style>
    <style:style style:name="T6" style:family="text">
      <style:text-properties style:font-name="Liberation Serif" fo:font-size="12pt" officeooo:rsid="0112f975" style:font-size-asian="10.5pt" style:font-size-complex="12pt"/>
    </style:style>
    <style:style style:name="T7" style:family="text">
      <style:text-properties style:font-name="Liberation Serif" fo:font-size="12pt" officeooo:rsid="015de850" style:font-size-asian="10.5pt" style:font-size-complex="12pt"/>
    </style:style>
    <style:style style:name="T8" style:family="text">
      <style:text-properties style:font-name="Liberation Serif" fo:font-size="12pt" officeooo:rsid="01623efe" style:font-size-asian="10.5pt" style:font-size-complex="12pt"/>
    </style:style>
    <style:style style:name="T9" style:family="text">
      <style:text-properties style:font-name="Liberation Serif" fo:font-size="12pt" officeooo:rsid="01630eab" style:font-size-asian="10.5pt" style:font-size-complex="12pt"/>
    </style:style>
    <style:style style:name="T10" style:family="text">
      <style:text-properties style:font-name="Liberation Serif" fo:font-size="12pt" officeooo:rsid="0164a96b" style:font-size-asian="10.5pt" style:font-size-complex="12pt"/>
    </style:style>
    <style:style style:name="T11" style:family="text">
      <style:text-properties style:font-name="Liberation Serif" fo:font-size="12pt" officeooo:rsid="0165c595" style:font-size-asian="10.5pt" style:font-size-complex="12pt"/>
    </style:style>
    <style:style style:name="T12" style:family="text">
      <style:text-properties style:font-name="Liberation Serif" fo:font-size="12pt" officeooo:rsid="0166af4d" style:font-size-asian="10.5pt" style:font-size-complex="12pt"/>
    </style:style>
    <style:style style:name="T13" style:family="text">
      <style:text-properties style:font-name="Liberation Serif" style:font-size-asian="10.5pt"/>
    </style:style>
    <style:style style:name="T14" style:family="text">
      <style:text-properties style:font-name="Liberation Serif" officeooo:rsid="0112f975" style:font-size-asian="10.5pt"/>
    </style:style>
    <style:style style:name="T15" style:family="text">
      <style:text-properties style:font-name="Liberation Serif" officeooo:rsid="0144b7fd" style:font-size-asian="10.5pt"/>
    </style:style>
    <style:style style:name="T16" style:family="text">
      <style:text-properties style:font-name="Liberation Serif" officeooo:rsid="015cbc54" style:font-size-asian="10.5pt"/>
    </style:style>
    <style:style style:name="T17" style:family="text">
      <style:text-properties style:font-name="Liberation Serif" officeooo:rsid="015de850" style:font-size-asian="10.5pt"/>
    </style:style>
    <style:style style:name="T18" style:family="text">
      <style:text-properties style:font-name="Liberation Serif" officeooo:rsid="015e4b5f" style:font-size-asian="10.5pt"/>
    </style:style>
    <style:style style:name="T19" style:family="text">
      <style:text-properties style:font-name="Liberation Serif" officeooo:rsid="0164a96b" style:font-size-asian="10.5pt"/>
    </style:style>
    <style:style style:name="T20" style:family="text">
      <style:text-properties style:font-name="Liberation Serif" officeooo:rsid="0165c595" style:font-size-asian="10.5pt"/>
    </style:style>
    <style:style style:name="T21" style:family="text">
      <style:text-properties style:font-name="Liberation Serif" officeooo:rsid="0165f3ee" style:font-size-asian="10.5pt"/>
    </style:style>
    <style:style style:name="T22" style:family="text">
      <style:text-properties style:font-name="Liberation Serif" officeooo:rsid="0166af4d" style:font-size-asian="10.5pt"/>
    </style:style>
    <style:style style:name="T23" style:family="text">
      <style:text-properties style:font-name="Liberation Serif" fo:font-size="14pt" style:font-size-asian="14pt" style:font-size-complex="14pt"/>
    </style:style>
    <style:style style:name="T24" style:family="text">
      <style:text-properties officeooo:rsid="00a27f0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3e37c2" style:font-weight-asian="bold" style:font-weight-complex="bold"/>
    </style:style>
    <style:style style:name="T27" style:family="text">
      <style:text-properties officeooo:rsid="0148bda7"/>
    </style:style>
    <style:style style:name="T28" style:family="text">
      <style:text-properties officeooo:rsid="01538dc5"/>
    </style:style>
    <style:style style:name="T29" style:family="text">
      <style:text-properties officeooo:rsid="0158a528"/>
    </style:style>
    <style:style style:name="T30" style:family="text">
      <style:text-properties style:font-size-asian="10.5pt"/>
    </style:style>
    <style:style style:name="T31" style:family="text">
      <style:text-properties officeooo:rsid="01605e62" style:font-size-asian="10.5pt"/>
    </style:style>
    <style:style style:name="T32" style:family="text">
      <style:text-properties officeooo:rsid="01623efe"/>
    </style:style>
    <style:style style:name="T33" style:family="text">
      <style:text-properties officeooo:rsid="0164a96b"/>
    </style:style>
    <style:style style:name="T34" style:family="text">
      <style:text-properties officeooo:rsid="0165c595"/>
    </style:style>
    <style:style style:name="T35" style:family="text">
      <style:text-properties officeooo:rsid="0165f3ee"/>
    </style:style>
    <style:style style:name="T36" style:family="text">
      <style:text-properties officeooo:rsid="016682c1"/>
    </style:style>
    <style:style style:name="T37" style:family="text">
      <style:text-properties officeooo:rsid="0166af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ST<text:span text:style-name="T24">0006</text:span> – Answer Sheet for LAB<text:span text:style-name="T32">10</text:span></text:h>
      <text:p text:style-name="P10"/>
      <text:p text:style-name="Standard"><text:span text:style-name="T26">FULL </text:span><text:span text:style-name="T25">NAME</text:span>: </text:p>
      <text:p text:style-name="Standard"/>
      <text:p text:style-name="Standard"><text:span text:style-name="T2">S</text:span><text:span text:style-name="T1">TUDENT </text:span><text:span text:style-name="T3">#</text:span><text:span text:style-name="T4">:</text:span><text:span text:style-name="T23"> </text:span></text:p>
      <text:p text:style-name="P11"/>
      <text:p text:style-name="P6"><text:span text:style-name="T29">Before you answer, </text:span>try <text:span text:style-name="T29">running your </text:span>answer first, don’t just guess. <text:s/></text:p>
      <text:p text:style-name="P6">The easiest way to submit your answer is to right-click inside of the black box and chose “Paste Special” and choose “Unformatted Text”. <text:s/>It will use mono font, with <text:span text:style-name="T28">a font size of 10 which I have automatically created for you, so that you don’t have to waste time on that.</text:span></text:p>
      <text:h text:style-name="P28" text:outline-level="2">Standard I/O</text:h>
      <text:p text:style-name="P14"><text:span text:style-name="T6">1. <text:s/></text:span><text:span text:style-name="T7">Write a </text:span><text:span text:style-name="T8">die (dice) class that holds an int variable</text:span></text:p>
      <text:p text:style-name="P15"><text:span text:style-name="T5">This class will have two methods, one called get_value() and one called roll_dice()</text:span></text:p>
      <text:p text:style-name="P15"><text:span text:style-name="T5">get_value() will return the value of the die</text:span></text:p>
      <text:p text:style-name="P15"><text:span text:style-name="T5">roll_dice() will get a random number </text:span><text:span text:style-name="T9">from 1 to 6 (inclusive)</text:span></text:p>
      <text:p text:style-name="P18"><text:span text:style-name="T5">Save the class in a file called die.py</text:span></text:p>
      <text:p text:style-name="P18"><text:span text:style-name="T5">Create a new file called test.py and write a program that imports the die class and tests the methods</text:span></text:p>
      <text:p text:style-name="P22"><text:span text:style-name="T5">Copy and paste both programs her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/>
          </table:table-cell>
        </table:table-row>
      </table:table>
      <text:p text:style-name="P18"><text:span text:style-name="T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4"/>
          </table:table-cell>
        </table:table-row>
      </table:table>
      <text:p text:style-name="P19"/>
      <text:p text:style-name="P16"><text:span text:style-name="T15">2</text:span><text:span text:style-name="T14">. <text:s/></text:span><text:span text:style-name="T19">Amend the die class to take one variable from the user, that variable </text:span><text:span text:style-name="T22">will </text:span><text:span text:style-name="T19">hold the number of sides the die will have. <text:s/>This variable will be used in the range function to go from 1 to number of sides.</text:span></text:p>
      <text:p text:style-name="P17"><text:span text:style-name="T19">C</text:span><text:span text:style-name="T13">opy and paste the new </text:span><text:span text:style-name="T22">and working </text:span><text:span text:style-name="T13">class here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/>
          </table:table-cell>
        </table:table-row>
      </table:table>
      <text:p text:style-name="P4"/>
      <text:p text:style-name="P9"><text:span text:style-name="T15">3</text:span><text:span text:style-name="T14">. <text:s/></text:span><text:span text:style-name="T17">Write </text:span><text:span text:style-name="T19">a new class, you choose what it does and how it preforms. <text:s/>Write a separate program that tests the class to see if it works like you wanted it to. <text:s/></text:span><text:span text:style-name="T22">Copy and paste both code here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/>
          </table:table-cell>
        </table:table-row>
      </table:table>
      <text:p text:style-name="P4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5"/>
          </table:table-cell>
        </table:table-row>
      </table:table>
      <text:h text:style-name="P29" text:outline-level="2"><text:soft-page-break/><text:span text:style-name="T31">O</text:span><text:span text:style-name="T30">bject Oriented Programming Questions</text:span></text:h>
      <text:p text:style-name="P23"><text:span text:style-name="T33">4</text:span>. <text:span text:style-name="T10">What is a class? </text:span><text:span text:style-name="T12">(give me a good description)</text:span></text:p>
      <text:p text:style-name="P22"><text:span text:style-name="T11">5</text:span><text:span text:style-name="T5">. <text:s/>What is the word used to “create” and object from a class?</text:span></text:p>
      <text:p text:style-name="P7"><text:span text:style-name="T20">6</text:span><text:span text:style-name="T14">. <text:s/></text:span><text:span text:style-name="T20">What is the name used for functions within a class?</text:span></text:p>
      <text:p text:style-name="P8"><text:span text:style-name="T20">7</text:span><text:span text:style-name="T14">. <text:s/></text:span><text:span text:style-name="T20">How do you make the data members of a class private</text:span><text:span text:style-name="T18">?</text:span></text:p>
      <text:p text:style-name="P8"><text:span text:style-name="T20">8</text:span><text:span text:style-name="T14">. <text:s/></text:span><text:span text:style-name="T20">What is a default constructor</text:span><text:span text:style-name="T21">?</text:span><text:span text:style-name="T20"> </text:span><text:span text:style-name="T18"><text:s/></text:span><text:span text:style-name="T20">(Google it)</text:span></text:p>
      <text:p text:style-name="P21">9. <text:s/><text:span text:style-name="T35">How is a default constructor used in python? <text:s/>(Google it)</text:span></text:p>
      <text:p text:style-name="P3"><text:span text:style-name="T34">10</text:span>. What did you like <text:span text:style-name="T37">most or not like about this lab</text:span>?</text:p>
      <text:p text:style-name="P1"/>
      <text:h text:style-name="P27" text:outline-level="3">Marking</text:h>
      <text:p text:style-name="P5">This lab is out of 10. </text:p>
      <text:p text:style-name="P2"><text:span text:style-name="T34">1 for each correct answer. <text:s/>Don’t copy other people’s work, and don’t let people copy your work. <text:s/>Please, if you’re helping someone, explain the answer so they understand and are able to figure things out on their 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4-05T13:13:42.951986934</dc:date>
    <meta:editing-duration>P5DT23M12S</meta:editing-duration>
    <meta:editing-cycles>104</meta:editing-cycles>
    <dc:creator>Cory Hilliard</dc:creator>
    <meta:document-statistic meta:table-count="5" meta:image-count="0" meta:object-count="0" meta:page-count="2" meta:paragraph-count="27" meta:word-count="363" meta:character-count="1928" meta:non-whitespace-character-count="1569"/>
  </office:meta>
</office:document-meta>
</file>